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869b" officeooo:paragraph-rsid="0014869b"/>
    </style:style>
    <style:style style:name="P2" style:family="paragraph" style:parent-style-name="Standard">
      <style:paragraph-properties fo:text-align="start" style:justify-single-word="false"/>
      <style:text-properties officeooo:rsid="0014869b" officeooo:paragraph-rsid="0014869b"/>
    </style:style>
    <style:style style:name="P3" style:family="paragraph" style:parent-style-name="Standard">
      <style:paragraph-properties fo:text-align="start" style:justify-single-word="false"/>
      <style:text-properties officeooo:rsid="0015cdd0" officeooo:paragraph-rsid="0015cdd0"/>
    </style:style>
    <style:style style:name="P4" style:family="paragraph" style:parent-style-name="Standard">
      <style:paragraph-properties fo:text-align="start" style:justify-single-word="false"/>
      <style:text-properties officeooo:paragraph-rsid="00196138"/>
    </style:style>
    <style:style style:name="P5" style:family="paragraph" style:parent-style-name="Standard">
      <style:paragraph-properties fo:text-align="start" style:justify-single-word="false"/>
      <style:text-properties officeooo:paragraph-rsid="0019b082"/>
    </style:style>
    <style:style style:name="P6" style:family="paragraph" style:parent-style-name="Standard">
      <style:paragraph-properties fo:text-align="start" style:justify-single-word="false"/>
      <style:text-properties officeooo:paragraph-rsid="001b4f9b"/>
    </style:style>
    <style:style style:name="P7" style:family="paragraph" style:parent-style-name="Standard">
      <style:paragraph-properties fo:text-align="start" style:justify-single-word="false"/>
      <style:text-properties officeooo:paragraph-rsid="001ef9f0"/>
    </style:style>
    <style:style style:name="P8" style:family="paragraph" style:parent-style-name="Standard">
      <style:paragraph-properties fo:text-align="start" style:justify-single-word="false"/>
      <style:text-properties officeooo:paragraph-rsid="001f5a3c"/>
    </style:style>
    <style:style style:name="P9" style:family="paragraph" style:parent-style-name="Standard">
      <style:paragraph-properties fo:text-align="start" style:justify-single-word="false"/>
      <style:text-properties officeooo:paragraph-rsid="0022219f"/>
    </style:style>
    <style:style style:name="P10" style:family="paragraph" style:parent-style-name="Standard">
      <style:paragraph-properties fo:text-align="start" style:justify-single-word="false"/>
      <style:text-properties officeooo:rsid="0015cdd0" officeooo:paragraph-rsid="0015cdd0"/>
    </style:style>
    <style:style style:name="P11" style:family="paragraph" style:parent-style-name="Standard">
      <style:paragraph-properties fo:text-align="start" style:justify-single-word="false"/>
      <style:text-properties officeooo:rsid="0017a01a" officeooo:paragraph-rsid="0017a01a"/>
    </style:style>
    <style:style style:name="P12" style:family="paragraph" style:parent-style-name="Standard">
      <style:paragraph-properties fo:text-align="start" style:justify-single-word="false"/>
      <style:text-properties officeooo:rsid="0017a01a" officeooo:paragraph-rsid="00196138"/>
    </style:style>
    <style:style style:name="P13" style:family="paragraph" style:parent-style-name="Standard">
      <style:paragraph-properties fo:text-align="start" style:justify-single-word="false"/>
      <style:text-properties officeooo:rsid="0017a01a" officeooo:paragraph-rsid="0019b082"/>
    </style:style>
    <style:style style:name="P14" style:family="paragraph" style:parent-style-name="Standard">
      <style:paragraph-properties fo:text-align="start" style:justify-single-word="false"/>
      <style:text-properties officeooo:rsid="0019b082" officeooo:paragraph-rsid="0019b082"/>
    </style:style>
    <style:style style:name="P15" style:family="paragraph" style:parent-style-name="Standard">
      <style:paragraph-properties fo:text-align="start" style:justify-single-word="false"/>
      <style:text-properties officeooo:rsid="001b4f9b" officeooo:paragraph-rsid="001b4f9b"/>
    </style:style>
    <style:style style:name="P16" style:family="paragraph" style:parent-style-name="Standard">
      <style:paragraph-properties fo:text-align="start" style:justify-single-word="false"/>
      <style:text-properties officeooo:rsid="001b4f9b" officeooo:paragraph-rsid="0022219f"/>
    </style:style>
    <style:style style:name="P17" style:family="paragraph" style:parent-style-name="Standard">
      <style:paragraph-properties fo:text-align="start" style:justify-single-word="false"/>
      <style:text-properties officeooo:rsid="0014869b" officeooo:paragraph-rsid="0014869b"/>
    </style:style>
    <style:style style:name="P18" style:family="paragraph" style:parent-style-name="Standard">
      <style:paragraph-properties fo:text-align="start" style:justify-single-word="false"/>
      <style:text-properties officeooo:rsid="0014869b" officeooo:paragraph-rsid="001c4371"/>
    </style:style>
    <style:style style:name="P19" style:family="paragraph" style:parent-style-name="Standard">
      <style:paragraph-properties fo:text-align="start" style:justify-single-word="false"/>
      <style:text-properties officeooo:rsid="0014869b" officeooo:paragraph-rsid="002379ee"/>
    </style:style>
    <style:style style:name="P20" style:family="paragraph" style:parent-style-name="Standard">
      <style:paragraph-properties fo:text-align="start" style:justify-single-word="false"/>
      <style:text-properties officeooo:rsid="0014869b" officeooo:paragraph-rsid="002379ee" fo:background-color="#ffff00"/>
    </style:style>
    <style:style style:name="P21" style:family="paragraph" style:parent-style-name="Standard">
      <style:paragraph-properties fo:text-align="start" style:justify-single-word="false"/>
      <style:text-properties officeooo:rsid="0022219f" officeooo:paragraph-rsid="0022219f" fo:background-color="#ffff00"/>
    </style:style>
    <style:style style:name="P22" style:family="paragraph" style:parent-style-name="Standard">
      <style:paragraph-properties fo:text-align="start" style:justify-single-word="false"/>
      <style:text-properties officeooo:rsid="001e4aad" officeooo:paragraph-rsid="001e4aad"/>
    </style:style>
    <style:style style:name="P23" style:family="paragraph" style:parent-style-name="Standard">
      <style:paragraph-properties fo:text-align="start" style:justify-single-word="false"/>
      <style:text-properties officeooo:rsid="001f5a3c" officeooo:paragraph-rsid="001f5a3c"/>
    </style:style>
    <style:style style:name="P24" style:family="paragraph" style:parent-style-name="Standard">
      <style:paragraph-properties fo:text-align="start" style:justify-single-word="false"/>
      <style:text-properties officeooo:rsid="001f5a3c" officeooo:paragraph-rsid="00244338"/>
    </style:style>
    <style:style style:name="P25" style:family="paragraph" style:parent-style-name="Standard">
      <style:paragraph-properties fo:text-align="start" style:justify-single-word="false"/>
      <style:text-properties officeooo:rsid="0014869b" officeooo:paragraph-rsid="001c4371" fo:background-color="transparent"/>
    </style:style>
    <style:style style:name="P26" style:family="paragraph" style:parent-style-name="Standard">
      <style:paragraph-properties fo:text-align="start" style:justify-single-word="false"/>
      <style:text-properties officeooo:rsid="001c4371" officeooo:paragraph-rsid="001c4371" fo:background-color="#00a933"/>
    </style:style>
    <style:style style:name="P27" style:family="paragraph" style:parent-style-name="Standard">
      <style:paragraph-properties fo:text-align="start" style:justify-single-word="false"/>
      <style:text-properties officeooo:rsid="001c4371" officeooo:paragraph-rsid="002379ee" fo:background-color="#00a933"/>
    </style:style>
    <style:style style:name="P28" style:family="paragraph" style:parent-style-name="Standard">
      <style:paragraph-properties fo:text-align="start" style:justify-single-word="false"/>
      <style:text-properties officeooo:rsid="0014869b" officeooo:paragraph-rsid="0014869b" fo:background-color="#00a933"/>
    </style:style>
    <style:style style:name="P29" style:family="paragraph" style:parent-style-name="Standard">
      <style:paragraph-properties fo:text-align="start" style:justify-single-word="false"/>
      <style:text-properties officeooo:rsid="0014869b" officeooo:paragraph-rsid="001c4371" fo:background-color="#00a933"/>
    </style:style>
    <style:style style:name="P30" style:family="paragraph" style:parent-style-name="Standard">
      <style:paragraph-properties fo:text-align="start" style:justify-single-word="false"/>
      <style:text-properties officeooo:rsid="0014869b" officeooo:paragraph-rsid="002379ee" fo:background-color="#00a933"/>
    </style:style>
    <style:style style:name="P31" style:family="paragraph" style:parent-style-name="Standard">
      <style:paragraph-properties fo:text-align="start" style:justify-single-word="false"/>
      <style:text-properties officeooo:rsid="0020ccaf" officeooo:paragraph-rsid="0020ccaf"/>
    </style:style>
    <style:style style:name="P32" style:family="paragraph" style:parent-style-name="Standard">
      <style:paragraph-properties fo:text-align="start" style:justify-single-word="false"/>
      <style:text-properties officeooo:rsid="0022219f" officeooo:paragraph-rsid="0022219f"/>
    </style:style>
    <style:style style:name="P33" style:family="paragraph" style:parent-style-name="Standard">
      <style:paragraph-properties fo:text-align="start" style:justify-single-word="false"/>
      <style:text-properties officeooo:rsid="0022219f" officeooo:paragraph-rsid="002379ee" fo:background-color="#ea7500"/>
    </style:style>
    <style:style style:name="P34" style:family="paragraph" style:parent-style-name="Standard">
      <style:paragraph-properties fo:text-align="start" style:justify-single-word="false"/>
      <style:text-properties officeooo:rsid="00244338" officeooo:paragraph-rsid="00244338"/>
    </style:style>
    <style:style style:name="P35" style:family="paragraph" style:parent-style-name="Standard">
      <style:paragraph-properties fo:text-align="start" style:justify-single-word="false"/>
      <style:text-properties officeooo:rsid="002575f4" officeooo:paragraph-rsid="002575f4"/>
    </style:style>
    <style:style style:name="P36" style:family="paragraph" style:parent-style-name="Standard">
      <style:paragraph-properties fo:text-align="start" style:justify-single-word="false" fo:break-before="page"/>
      <style:text-properties officeooo:rsid="0015cdd0" officeooo:paragraph-rsid="0015cdd0"/>
    </style:style>
    <style:style style:name="P37" style:family="paragraph" style:parent-style-name="Standard">
      <style:paragraph-properties fo:text-align="start" style:justify-single-word="false" fo:break-before="page"/>
      <style:text-properties officeooo:rsid="001e4aad" officeooo:paragraph-rsid="001e4aad"/>
    </style:style>
    <style:style style:name="T1" style:family="text">
      <style:text-properties officeooo:rsid="0017a01a"/>
    </style:style>
    <style:style style:name="T2" style:family="text">
      <style:text-properties officeooo:rsid="00196138"/>
    </style:style>
    <style:style style:name="T3" style:family="text">
      <style:text-properties officeooo:rsid="0019b082"/>
    </style:style>
    <style:style style:name="T4" style:family="text">
      <style:text-properties officeooo:rsid="001b4f9b"/>
    </style:style>
    <style:style style:name="T5" style:family="text">
      <style:text-properties officeooo:rsid="001d3854"/>
    </style:style>
    <style:style style:name="T6" style:family="text">
      <style:text-properties officeooo:rsid="001e4aad"/>
    </style:style>
    <style:style style:name="T7" style:family="text">
      <style:text-properties officeooo:rsid="001ef9f0"/>
    </style:style>
    <style:style style:name="T8" style:family="text">
      <style:text-properties officeooo:rsid="001f5a3c"/>
    </style:style>
    <style:style style:name="T9" style:family="text">
      <style:text-properties officeooo:rsid="00217311"/>
    </style:style>
    <style:style style:name="T10" style:family="text">
      <style:text-properties officeooo:rsid="0022219f"/>
    </style:style>
    <style:style style:name="T11" style:family="text">
      <style:text-properties officeooo:rsid="002443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CK PAPER SCISSORS</text:p>
      <text:p text:style-name="P2"/>
      <text:p text:style-name="P2"/>
      <text:p text:style-name="P2">Problem: Create a rock paper scissors game that the user will play with the computer</text:p>
      <text:p text:style-name="P2"/>
      <text:p text:style-name="P2">DESIGN:</text:p>
      <text:p text:style-name="P2"/>
      <text:p text:style-name="P2">Step 1: Understand the problem</text:p>
      <text:p text:style-name="P2"/>
      <text:p text:style-name="P2">create a rock paper scissors game, which the user will play against the computer.</text:p>
      <text:p text:style-name="P28">The user will input the choice and the computer will also randomly choose rock or paper or scissors.</text:p>
      <text:p text:style-name="P26">The program will decide who the winner is based on the game rules.</text:p>
      <text:p text:style-name="P29">The program will keep track of the scores of each player.</text:p>
      <text:p text:style-name="P21">The program should display the scores each round.</text:p>
      <text:p text:style-name="P25">One game should consist of 3 rounds.</text:p>
      <text:p text:style-name="P2">The program should display the scores on the console each time the round ends.</text:p>
      <text:p text:style-name="P18">One game should consist of 3 rounds.</text:p>
      <text:p text:style-name="P2">The player that wins two rounds wins the game.</text:p>
      <text:p text:style-name="P2">If the user wins the computer should congratulate the user for winning the game otherwise it should indicate that the user has lost the game.</text:p>
      <text:p text:style-name="P2"/>
      <text:p text:style-name="P2"><text:s/>Step 2: Planning</text:p>
      <text:p text:style-name="P2"/>
      <text:p text:style-name="P2">Does the program have UI?</text:p>
      <text:p text:style-name="P2">No, it will use the console</text:p>
      <text:p text:style-name="P2"/>
      <text:p text:style-name="P2">What inputs does the program takes?</text:p>
      <text:p text:style-name="P2">They user will input his choice using the prompt box</text:p>
      <text:p text:style-name="P2"/>
      <text:p text:style-name="P2">Whats the desired outcome? </text:p>
      <text:p text:style-name="P30">The user will input the choice and the computer will also randomly choose rock or paper or scissors.</text:p>
      <text:p text:style-name="P27">The program will decide who the winner is based on the game rules.</text:p>
      <text:p text:style-name="P30">The program will keep track of the scores of each player.</text:p>
      <text:p text:style-name="P33">The program should display the scores each round.</text:p>
      <text:p text:style-name="P20">One game should consist of 3 rounds.</text:p>
      <text:p text:style-name="P19">The program should display the scores on the console each time the round ends.</text:p>
      <text:p text:style-name="P20">One game should consist of 3 rounds.</text:p>
      <text:p text:style-name="P20">The player that wins two rounds wins the game.</text:p>
      <text:p text:style-name="P20">If the user wins the computer should congratulate the user for winning the game otherwise it should indicate that the user has lost the game.</text:p>
      <text:p text:style-name="P2"/>
      <text:p text:style-name="P3"/>
      <text:p text:style-name="P36">Step 3: Pseudo code</text:p>
      <text:p text:style-name="P3"/>
      <text:p text:style-name="P3">what are the necessary steps to reach the desired outcome?</text:p>
      <text:p text:style-name="P3"/>
      <text:p text:style-name="P3">BEGIN</text:p>
      <text:p text:style-name="P3"/>
      <text:p text:style-name="P3">create a let variable userChoice;</text:p>
      <text:p text:style-name="P11">create an array gameOptions [];</text:p>
      <text:p text:style-name="P3">create a let variable compChoice;</text:p>
      <text:p text:style-name="P23">create a let variable userScore and initialize;</text:p>
      <text:p text:style-name="P23">create a let variable compScore and initialize;</text:p>
      <text:p text:style-name="P11"/>
      <text:p text:style-name="P3"/>
      <text:p text:style-name="P3">prompt user <text:span text:style-name="T1">with </text:span>“<text:span text:style-name="T1">Choose rock, paper or scissors:” and </text:span>assign it to userChoice;</text:p>
      <text:p text:style-name="P31">make the input to be lowercase always;</text:p>
      <text:p text:style-name="P3"/>
      <text:p text:style-name="P11">add ‘rock’, ‘paper’, ‘scissors’ to the gameOptions [] array</text:p>
      <text:p text:style-name="P11"/>
      <text:p text:style-name="P11">create a function <text:span text:style-name="T2">generateRandomNum</text:span>();</text:p>
      <text:p text:style-name="P11"><text:tab/>create a let variable random<text:span text:style-name="T2">Int</text:span>;</text:p>
      <text:p text:style-name="P11"><text:tab/>create a random number from 0 to 1;</text:p>
      <text:p text:style-name="P11"><text:tab/>multiply it by 2;</text:p>
      <text:p text:style-name="P11"><text:tab/>assign the two above to steps to random<text:span text:style-name="T2">Int</text:span>;</text:p>
      <text:p text:style-name="P11"><text:tab/><text:span text:style-name="T2">return the value</text:span></text:p>
      <text:p text:style-name="P4"><text:span text:style-name="T2">assign the returned value to a new </text:span><text:span text:style-name="T9">const</text:span><text:span text:style-name="T2"> variable randomNum;</text:span></text:p>
      <text:p text:style-name="P12"/>
      <text:p text:style-name="P22">note: argument for this fucntion is randomNum</text:p>
      <text:p text:style-name="P4"><text:span text:style-name="T2">create a function </text:span><text:span text:style-name="T9">computerPlay</text:span><text:span text:style-name="T2">(randomVal);</text:span></text:p>
      <text:p text:style-name="P13"><text:tab/><text:span text:style-name="T3">put the randomVal in the index position of the gameOption [];</text:span></text:p>
      <text:p text:style-name="P5"><text:span text:style-name="T3"><text:tab/>create </text:span><text:span text:style-name="T9">const</text:span><text:span text:style-name="T3"> variable choice and assign the above step to it;</text:span></text:p>
      <text:p text:style-name="P13"><text:span text:style-name="T3"><text:tab/>return choice </text:span></text:p>
      <text:p text:style-name="P12"><text:tab/></text:p>
      <text:p text:style-name="P14">assign choice to compChoice;</text:p>
      <text:p text:style-name="P14"/>
      <text:p text:style-name="P32"/>
      <text:p text:style-name="P22"/>
      <text:p text:style-name="P22"/>
      <text:p text:style-name="P37">// game rules:</text:p>
      <text:p text:style-name="P22">rock x paper = paper winner </text:p>
      <text:p text:style-name="P22">paper x rock = paper winner</text:p>
      <text:p text:style-name="P22">paper x scissors = scissors winner</text:p>
      <text:p text:style-name="P22">scissors x paper = scissors winner</text:p>
      <text:p text:style-name="P22">scissors x rock = rock winner </text:p>
      <text:p text:style-name="P22">rock x scissors = rock winner</text:p>
      <text:p text:style-name="P22"/>
      <text:p text:style-name="P22">paper x paper = draw</text:p>
      <text:p text:style-name="P22">rock x rock = draw </text:p>
      <text:p text:style-name="P22">scissors x scissors = draw</text:p>
      <text:p text:style-name="P14"/>
      <text:p text:style-name="P22">note: arguments for this function are userChoice and compChoice</text:p>
      <text:p text:style-name="P6"><text:span text:style-name="T4">create function </text:span><text:span text:style-name="T11">playRound</text:span><text:span text:style-name="T5">(playerChoice, </text:span><text:span text:style-name="T6">aiChoice</text:span><text:span text:style-name="T5">);</text:span></text:p>
      <text:p text:style-name="P15"><text:tab/><text:span text:style-name="T6">if playerChoice and compChoice are equal</text:span></text:p>
      <text:p text:style-name="P16"><text:tab/><text:tab/><text:span text:style-name="T8">return</text:span><text:span text:style-name="T6"> ‘its a draw. </text:span><text:span text:style-name="T10">Show userScore and compScore</text:span><text:span text:style-name="T6">’</text:span></text:p>
      <text:p text:style-name="P15"><text:tab/><text:span text:style-name="T6">else if play</text:span><text:span text:style-name="T7">er</text:span><text:span text:style-name="T6">Choice is ‘rock’ and aiChoice is ‘paper’</text:span></text:p>
      <text:p text:style-name="P8"><text:span text:style-name="T4"><text:tab/><text:tab/></text:span><text:span text:style-name="T8">add one to the compScore</text:span></text:p>
      <text:p text:style-name="P9"><text:span text:style-name="T8"><text:tab/><text:tab/>return</text:span><text:span text:style-name="T6"> ‘</text:span><text:span text:style-name="T7">You lose! Paper beats rock. </text:span><text:span text:style-name="T10">Show userScore and compScore</text:span><text:span text:style-name="T7">’</text:span></text:p>
      <text:p text:style-name="P7"><text:tab/><text:span text:style-name="T6">else if play</text:span><text:span text:style-name="T7">er</text:span><text:span text:style-name="T6">Choice is ‘</text:span><text:span text:style-name="T7">paper</text:span><text:span text:style-name="T6">’ and aiChoice is ‘</text:span><text:span text:style-name="T7">rock</text:span><text:span text:style-name="T6">’</text:span></text:p>
      <text:p text:style-name="P8"><text:span text:style-name="T4"><text:tab/><text:tab/></text:span><text:span text:style-name="T8">add one to the userScore</text:span></text:p>
      <text:p text:style-name="P9"><text:span text:style-name="T8"><text:tab/><text:tab/>return</text:span><text:span text:style-name="T6"> ‘</text:span><text:span text:style-name="T7">You win! Paper beats rock. </text:span><text:span text:style-name="T10">Show userScore and compScore</text:span><text:span text:style-name="T7">’</text:span></text:p>
      <text:p text:style-name="P7"><text:tab/><text:span text:style-name="T6">else if play</text:span><text:span text:style-name="T7">er</text:span><text:span text:style-name="T6">Choice is ‘</text:span><text:span text:style-name="T7">paper</text:span><text:span text:style-name="T6">’ and aiChoice is ‘</text:span><text:span text:style-name="T7">scissors</text:span><text:span text:style-name="T6">’</text:span></text:p>
      <text:p text:style-name="P8"><text:span text:style-name="T4"><text:tab/><text:tab/></text:span><text:span text:style-name="T8">add one to the compScore</text:span></text:p>
      <text:p text:style-name="P9"><text:span text:style-name="T8"><text:tab/><text:tab/>return</text:span><text:span text:style-name="T6"> ‘</text:span><text:span text:style-name="T7">You lose! scissors beats paper. </text:span><text:span text:style-name="T10">Show userScore and compScore</text:span><text:span text:style-name="T7">’</text:span></text:p>
      <text:p text:style-name="P7"><text:tab/><text:span text:style-name="T6">else if play</text:span><text:span text:style-name="T7">er</text:span><text:span text:style-name="T6">Choice is ‘</text:span><text:span text:style-name="T7">scissors</text:span><text:span text:style-name="T6">’ and aiChoice is ‘paper’</text:span></text:p>
      <text:p text:style-name="P8"><text:span text:style-name="T4"><text:tab/><text:tab/></text:span><text:span text:style-name="T8">add one to the userScore</text:span></text:p>
      <text:p text:style-name="P9"><text:span text:style-name="T8"><text:tab/><text:tab/>return</text:span><text:span text:style-name="T6"> ‘</text:span><text:span text:style-name="T7">You win! scissors beats paper. </text:span><text:span text:style-name="T10">Show userScore and compScore</text:span><text:span text:style-name="T7">’</text:span></text:p>
      <text:p text:style-name="P7"><text:tab/><text:span text:style-name="T6">else if play</text:span><text:span text:style-name="T7">er</text:span><text:span text:style-name="T6">Choice is ‘</text:span><text:span text:style-name="T7">scissors</text:span><text:span text:style-name="T6">’ and aiChoice is ‘</text:span><text:span text:style-name="T7">rock</text:span><text:span text:style-name="T6">’</text:span></text:p>
      <text:p text:style-name="P8"><text:span text:style-name="T4"><text:tab/><text:tab/></text:span><text:span text:style-name="T8">add one to the compScore</text:span></text:p>
      <text:p text:style-name="P9"><text:span text:style-name="T8"><text:tab/><text:tab/>return</text:span><text:span text:style-name="T6"> ‘</text:span><text:span text:style-name="T7">You lose! rock beats scissors. </text:span><text:span text:style-name="T10">Show userScore and compScore</text:span><text:span text:style-name="T7">’</text:span></text:p>
      <text:p text:style-name="P7"><text:tab/><text:span text:style-name="T6">else if play</text:span><text:span text:style-name="T7">er</text:span><text:span text:style-name="T6">Choice is ‘rock’ and aiChoice is ‘</text:span><text:span text:style-name="T7">scissors’</text:span></text:p>
      <text:p text:style-name="P8"><text:span text:style-name="T4"><text:tab/><text:tab/></text:span><text:span text:style-name="T8">add one to the userScore</text:span></text:p>
      <text:p text:style-name="P8"><text:span text:style-name="T8"><text:tab/><text:tab/>return</text:span><text:span text:style-name="T6"> ‘</text:span><text:span text:style-name="T7">You win! rock beats scissors. </text:span><text:span text:style-name="T10">Show userScore and compScore</text:span><text:span text:style-name="T7">’</text:span></text:p>
      <text:p text:style-name="P7"/>
      <text:p text:style-name="P34"/>
      <text:p text:style-name="P34">create a function game();</text:p>
      <text:p text:style-name="P34"><text:tab/></text:p>
      <text:p text:style-name="P34"><text:tab/>loop this function 3 times;</text:p>
      <text:p text:style-name="P34"><text:tab/><text:tab/>call the function():</text:p>
      <text:p text:style-name="P34"><text:tab/><text:tab/>display the return value of the function above</text:p>
      <text:p text:style-name="P35"><text:tab/><text:tab/></text:p>
      <text:p text:style-name="P35"><text:tab/><text:tab/>if the userScore or compScore is equals to 2</text:p>
      <text:p text:style-name="P35"><text:tab/><text:tab/><text:tab/>break out of loop</text:p>
      <text:p text:style-name="P23"/>
      <text:p text:style-name="P24"><text:tab/><text:span text:style-name="T11">if the userScore is 2</text:span></text:p>
      <text:p text:style-name="P24"><text:tab/><text:tab/><text:span text:style-name="T11">display ‘congratulation! You have won the game!’</text:span></text:p>
      <text:p text:style-name="P24"><text:tab/><text:span text:style-name="T11">else if the compScore is 2</text:span></text:p>
      <text:p text:style-name="P24"><text:tab/><text:tab/><text:span text:style-name="T11">display ‘You have lost the game…’</text:span></text:p>
      <text:p text:style-name="P24"><text:soft-page-break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5:22:33.882580869</meta:creation-date>
    <dc:date>2022-04-26T11:54:29.995949558</dc:date>
    <meta:editing-duration>PT16H5M4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99" meta:word-count="732" meta:character-count="4278" meta:non-whitespace-character-count="3573"/>
  </office:meta>
</office:document-meta>
</file>